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1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00000000000001">
            <text:p>−24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2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620">
            <text:p>86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99999999999999">
            <text:p>−2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3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699999999999999">
            <text:p>−24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4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899999999999999">
            <text:p>−24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5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6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07</text:p>
          </table:table-cell>
          <table:table-cell table:style-name="ACE-0" office:value-type="float" office:value="56.229999999999997">
            <text:p>56.23</text:p>
          </table:table-cell>
          <table:table-cell table:style-name="ACE-0" office:value-type="float" office:value="12.140000000000001">
            <text:p>12.14</text:p>
          </table:table-cell>
          <table:table-cell table:style-name="ACE-0" office:value-type="float" office:value="10010">
            <text:p>100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699999999999999">
            <text:p>−2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iansenEtal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959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1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300000000000001">
            <text:p>−2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2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1">
            <text:p>11.81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.299999999999997">
            <text:p>−3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043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1">
            <text:p>11.81</text:p>
          </table:table-cell>
          <table:table-cell table:style-name="ACE-0" office:value-type="float" office:value="11930">
            <text:p>119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5">
            <text:p>−3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1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erastoderma edule and 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399999999999999">
            <text:p>−2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2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8520">
            <text:p>85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alanus crenatus and 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699999999999999">
            <text:p>−2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3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299999999999997">
            <text:p>−33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4</text:p>
          </table:table-cell>
          <table:table-cell table:style-name="ACE-0" office:value-type="float" office:value="56.579999999999998">
            <text:p>56.58</text:p>
          </table:table-cell>
          <table:table-cell table:style-name="ACE-0" office:value-type="float" office:value="11.43">
            <text:p>11.4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.200000000000003">
            <text:p>−35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065</text:p>
          </table:table-cell>
          <table:table-cell table:style-name="ACE-0" office:value-type="float" office:value="56.299999999999997">
            <text:p>56.3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26</text:p>
          </table:table-cell>
          <table:table-cell table:style-name="ACE-0" office:value-type="float" office:value="56.469999999999999">
            <text:p>56.47</text:p>
          </table:table-cell>
          <table:table-cell table:style-name="ACE-0" office:value-type="float" office:value="11.48">
            <text:p>11.48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00000000000003">
            <text:p>−3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1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bula gibb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800000000000001">
            <text:p>−2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2</text:p>
          </table:table-cell>
          <table:table-cell table:style-name="ACE-0" office:value-type="float" office:value="56.390000000000001">
            <text:p>56.39</text:p>
          </table:table-cell>
          <table:table-cell table:style-name="ACE-0" office:value-type="float" office:value="11.609999999999999">
            <text:p>11.61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trunc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99999999999999">
            <text:p>−2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3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10310">
            <text:p>10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4</text:p>
          </table:table-cell>
          <table:table-cell table:style-name="ACE-0" office:value-type="float" office:value="56.520000000000003">
            <text:p>56.52</text:p>
          </table:table-cell>
          <table:table-cell table:style-name="ACE-0" office:value-type="float" office:value="11.58">
            <text:p>11.58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100000000000001">
            <text:p>−3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5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6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537</text:p>
          </table:table-cell>
          <table:table-cell table:style-name="ACE-0" office:value-type="float" office:value="56.460000000000001">
            <text:p>56.46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9960">
            <text:p>9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0.5">
            <text:p>−30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dixen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tte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058</text:p>
          </table:table-cell>
          <table:table-cell table:style-name="ACE-0" office:value-type="float" office:value="56.600000000000001">
            <text:p>56.6</text:p>
          </table:table-cell>
          <table:table-cell table:style-name="ACE-0" office:value-type="float" office:value="11.83">
            <text:p>11.83</text:p>
          </table:table-cell>
          <table:table-cell table:style-name="ACE-0" office:value-type="float" office:value="13070">
            <text:p>13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tlandia arc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2002</text:p>
          </table:table-cell>
          <table:table-cell table:number-columns-repeated="240" table:style-name="ACE-0"/>
        </table:table-row>
        <table:table-row table:style-name="AROW-1" table:number-rows-repeated="3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1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8">
          <gnm:selection gnm:start-col="0" gnm:start-row="8" gnm:end-col="255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6:37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